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c9b13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officeooo:rsid="0049a814" officeooo:paragraph-rsid="004c0a3d" style:font-size-asian="10.5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text-properties fo:font-style="normal" officeooo:paragraph-rsid="00347ba9" style:font-style-asian="normal" style:font-style-complex="normal"/>
    </style:style>
    <style:style style:name="P14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15" style:family="paragraph" style:parent-style-name="Standard">
      <style:text-properties fo:font-style="normal" officeooo:rsid="004c0a3d" officeooo:paragraph-rsid="004c0a3d" style:font-style-asian="normal" style:font-style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font-weight="bold" officeooo:paragraph-rsid="002f8147" style:font-weight-asian="bold" style:font-weight-complex="bold"/>
    </style:style>
    <style:style style:name="P18" style:family="paragraph" style:parent-style-name="Standard">
      <style:text-properties officeooo:paragraph-rsid="00589669"/>
    </style:style>
    <style:style style:name="P19" style:family="paragraph" style:parent-style-name="Standard">
      <style:text-properties fo:font-size="8pt" officeooo:rsid="001b80c7" officeooo:paragraph-rsid="00589669" style:font-size-asian="8pt" style:font-size-complex="8pt"/>
    </style:style>
    <style:style style:name="P20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5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6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7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T5" style:family="text">
      <style:text-properties officeooo:rsid="004c0a3d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points_case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7" draw:style-name="gr5" draw:text-style-name="P25" svg:width="4.5cm" svg:height="2.5cm" svg:x="15.401cm" svg:y="21.001cm" draw:control="control25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0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1" svg:width="7.938cm" svg:height="0.451cm" draw:control="control2"/></text:p></draw:text-box></draw:frame><draw:frame draw:style-name="fr3" draw:name="Grafik2" text:anchor-type="paragraph" svg:x="13.4cm" svg:y="0.083cm" svg:width="3.821cm" svg:height="3.62cm" draw:z-index="24"><draw:image xlink:href="../../../../../../../../../../../home/stefan/Schreibtisch/wsv.jpg" xlink:type="simple" xlink:show="embed" xlink:actuate="onLoad"/></draw:frame><draw:control text:anchor-type="paragraph" draw:z-index="3" draw:style-name="gr2" draw:text-style-name="P22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18"><draw:control text:anchor-type="as-char" svg:y="0.991cm" draw:z-index="25" draw:style-name="gr3" draw:text-style-name="P20" svg:width="4.5cm" svg:height="1.2cm" draw:control="control23"/></text:p><text:p text:style-name="P18"><draw:control text:anchor-type="as-char" svg:y="-0.009cm" draw:z-index="26" draw:style-name="gr3" draw:text-style-name="P25" svg:width="4.5cm" svg:height="0.451cm" draw:control="control24"/></text:p><text:p text:style-name="Standard"><draw:control text:anchor-type="as-char" svg:y="-0.009cm" draw:z-index="8" draw:style-name="gr3" draw:text-style-name="P25" svg:width="4.5cm" svg:height="0.451cm" draw:control="control7"/></text:p><text:p text:style-name="Standard"><draw:control text:anchor-type="as-char" svg:y="-0.009cm" draw:z-index="9" draw:style-name="gr3" draw:text-style-name="P25" svg:width="4.5cm" svg:height="0.451cm" draw:control="control8"/></text:p><text:p text:style-name="Standard"/><text:p text:style-name="Standard"/><text:p text:style-name="P2"><text:s/>Mein Zeichen</text:p><text:p text:style-name="P16"><draw:control text:anchor-type="as-char" svg:y="-0.009cm" draw:z-index="10" draw:style-name="gr3" draw:text-style-name="P25" svg:width="4.5cm" svg:height="0.451cm" draw:control="control9"/></text:p><text:p text:style-name="P16"/><text:p text:style-name="P16"/><text:p text:style-name="P16"><draw:control text:anchor-type="as-char" svg:y="-0.009cm" draw:z-index="11" draw:style-name="gr3" draw:text-style-name="P25" svg:width="4.5cm" svg:height="0.451cm" draw:control="control10"/></text:p><text:p text:style-name="P16"/><text:p text:style-name="P16"/><text:p text:style-name="P16"><draw:control text:anchor-type="as-char" svg:y="-0.009cm" draw:z-index="12" draw:style-name="gr3" draw:text-style-name="P20" svg:width="4.5cm" svg:height="0.451cm" draw:control="control11"/></text:p><text:p text:style-name="Kleine_20_Texte"><text:s/>Telefon<text:tab/><draw:control text:anchor-type="as-char" draw:z-index="13" draw:style-name="gr1" draw:text-style-name="P26" svg:width="3.241cm" svg:height="0.451cm" draw:control="control12"/></text:p><text:p text:style-name="Kleine_20_Texte"><text:s/>Telefax<text:tab/><draw:control text:anchor-type="as-char" draw:z-index="14" draw:style-name="gr1" draw:text-style-name="P26" svg:width="3.241cm" svg:height="0.451cm" draw:control="control13"/></text:p><text:p text:style-name="Standard"><draw:control text:anchor-type="as-char" svg:y="0.071cm" draw:z-index="15" draw:style-name="gr3" draw:text-style-name="P25" svg:width="4.5cm" svg:height="0.9cm" draw:control="control14"/></text:p><text:p text:style-name="Standard"/><text:p text:style-name="Standard"/><text:p text:style-name="Kleine_20_Texte"><text:s/>Zentrale<text:tab/><draw:control text:anchor-type="as-char" draw:z-index="16" draw:style-name="gr1" draw:text-style-name="P26" svg:width="3.241cm" svg:height="0.451cm" draw:control="control15"/></text:p><text:p text:style-name="Kleine_20_Texte"><text:s/>Telefax<text:tab/><draw:control text:anchor-type="as-char" draw:z-index="17" draw:style-name="gr1" draw:text-style-name="P26" svg:width="3.241cm" svg:height="0.451cm" draw:control="control16"/><text:tab/></text:p><text:p text:style-name="Standard"><draw:control text:anchor-type="as-char" svg:y="-0.009cm" draw:z-index="18" draw:style-name="gr3" draw:text-style-name="P25" svg:width="4.5cm" svg:height="0.451cm" draw:control="control17"/></text:p><text:p text:style-name="Standard"><draw:control text:anchor-type="as-char" svg:y="0.071cm" draw:z-index="19" draw:style-name="gr3" draw:text-style-name="P25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9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7"/>
      <text:p text:style-name="P17">Fachprüfung „Gas“ gemäß ADN 8.2.2.7.2</text:p>
      <text:p text:style-name="P3"/>
      <text:p text:style-name="P3"/>
      <text:p text:style-name="Standard_20_ohne_20_Leerzeile"><draw:control text:anchor-type="as-char" svg:y="-0.351cm" draw:z-index="4" draw:style-name="gr3" draw:text-style-name="P22" svg:width="12.002cm" svg:height="0.701cm" draw:control="control4"/></text:p>
      <text:p text:style-name="Standard_20_ohne_20_Leerzeile"/>
      <text:p text:style-name="P5"><text:span text:style-name="T1">nach dem Ergebnis, der von Ihnen abgelegten Fachprüfung ADN „Gas“ kann Ihnen eine Bescheinigung über besondere Kenntnisse des ADN 8.2.1.5 nicht erteilt werden, da Sie die Prüfung nach ADN 8.2.2.7.2.5 </text:span><text:span text:style-name="T2">nicht bestanden </text:span><text:span text:style-name="T3">haben.</text:span></text:p>
      <text:p text:style-name="P6"/>
      <text:p text:style-name="P4">Prüfungstermin: <draw:control text:anchor-type="as-char" svg:y="-0.485cm" draw:z-index="5" draw:style-name="gr3" draw:text-style-name="P23" svg:width="9.302cm" svg:height="0.701cm" draw:control="control5"/></text:p>
      <text:p text:style-name="P7"><text:span text:style-name="T1">Erreichte Punktzahl Multiple Choice Fragen:</text:span><text:span text:style-name="T1"><draw:control text:anchor-type="as-char" svg:y="-0.485cm" draw:z-index="20" draw:style-name="gr3" draw:text-style-name="P23" svg:width="4.977cm" svg:height="0.701cm" draw:control="control19"/></text:span></text:p>
      <text:p text:style-name="P7"><text:span text:style-name="T1">Erreichte Punktzahl Fallfrage:</text:span><text:span text:style-name="T1"><draw:control text:anchor-type="as-char" svg:y="-0.485cm" draw:z-index="21" draw:style-name="gr3" draw:text-style-name="P23" svg:width="7.531cm" svg:height="0.701cm" draw:control="control20"/></text:span></text:p>
      <text:p text:style-name="P8"><text:span text:style-name="T4">Sie haben gemäß ADN 8.2.2.7.2.5 die erforderliche Mindestpunktzahl von <text:s text:c="2"/>20 Punkten in der Fallfrage nicht erreicht.</text:span></text:p>
      <text:p text:style-name="P9">Sie können nach Ablauf einer Frist erneut an einer Prüfung teilnehmen.</text:p>
      <text:p text:style-name="P8"><text:span text:style-name="T4">Ende der Sperrfrist:</text:span><text:span text:style-name="T4"><draw:control text:anchor-type="as-char" svg:y="-0.485cm" draw:z-index="22" draw:style-name="gr3" draw:text-style-name="P23" svg:width="8.914cm" svg:height="0.701cm" draw:control="control21"/></text:span></text:p>
      <text:p text:style-name="P10"><text:span text:style-name="T5">Von den Multiple Choice Fragen können Sie befreit werden, wenn Sie innerhalb von 2 Jahren an einer Wiederholungsprüfung teilnehmen. Für die Teilnahme an einer Wiederholungsprüfung bitte ich um frühzeitige Anmeldung und um Mitteilung, ob Sie von den Multiple Choice Fragen befreit werden möchten.</text:span></text:p>
      <text:p text:style-name="P11">Rechtsbehelfsbelehrung</text:p>
      <text:p text:style-name="P13"><draw:control text:anchor-type="char" draw:z-index="23" draw:style-name="gr4" draw:text-style-name="P27" svg:width="12.576cm" svg:height="2.701cm" svg:x="-0.088cm" svg:y="0cm" draw:control="control22"/></text:p>
      <text:p text:style-name="P12"/>
      <text:p text:style-name="P12">Mit freundlichen Grüßen</text:p>
      <text:p text:style-name="P12">Im Auftrag</text:p>
      <text:p text:style-name="P12"/>
      <text:p text:style-name="P12"/>
      <text:p text:style-name="P12"/>
      <text:p text:style-name="P14">Mit freundlichen Grüßen</text:p>
      <text:p text:style-name="P15">Im Auftrag</text:p>
      <text:p text:style-name="P15"/>
      <text:p text:style-name="P12"><draw:control text:anchor-type="as-char" svg:y="-1.351cm" draw:z-index="6" draw:style-name="gr3" draw:text-style-name="P24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06-06T12:44:03.841286346</dc:date>
    <dc:creator>Stefan Meyer</dc:creator>
    <meta:editing-duration>PT19H17M22S</meta:editing-duration>
    <meta:editing-cycles>98</meta:editing-cycles>
    <meta:document-statistic meta:table-count="0" meta:image-count="1" meta:object-count="0" meta:page-count="1" meta:paragraph-count="34" meta:word-count="141" meta:character-count="1001" meta:non-whitespace-character-count="867"/>
  </office:meta>
</office:document-meta>
</file>